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-Bold" svg:font-family="Courier-Bold" style:font-family-generic="modern"/>
    <style:font-face style:name="F" svg:font-family="" style:font-family-generic="roman"/>
    <style:font-face style:name="Times-Roman" svg:font-family="Times-Roman" style:font-family-generic="roman"/>
    <style:font-face style:name="ArialMS" svg:font-family="ArialMS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619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M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M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Times-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>
      <style:text-properties fo:color="#000000" style:text-outline="false" style:text-line-through-style="none" style:font-name="Courier-Bold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-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Helvetica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3.40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ArialM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-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-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-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Helvetic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ville</text:p>
          </table:table-cell>
          <table:table-cell table:style-name="ce1" office:value-type="string">
            <text:p>annee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inv</text:p>
          </table:table-cell>
          <table:table-cell table:style-name="ce1" office:value-type="string">
            <text:p>fc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udget/hab</text:p>
          </table:table-cell>
          <table:table-cell table:style-name="ce1" office:value-type="string">
            <text:p>Budget-tot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inv/fct</text:p>
          </table:table-cell>
          <table:table-cell table:style-name="ce1" office:value-type="string">
            <text:p>eleves</text:p>
          </table:table-cell>
          <table:table-cell table:style-name="ce1" office:value-type="string">
            <text:p>budget/eleve</text:p>
          </table:table-cell>
          <table:table-cell table:style-name="ce1" office:value-type="string">
            <text:p>diff</text:p>
          </table:table-cell>
          <table:table-cell office:value-type="string">
            <text:p>inv/eleve</text:p>
          </table:table-cell>
          <table:table-cell office:value-type="string">
            <text:p>fct/eleve</text:p>
          </table:table-cell>
        </table:table-row>
        <table:table-row table:style-name="ro2">
          <table:table-cell office:value-type="string">
            <text:p>Grenoble</text:p>
          </table:table-cell>
          <table:table-cell office:value-type="float" office:value="2014">
            <text:p>2014</text:p>
          </table:table-cell>
          <table:table-cell table:style-name="ce2" office:value-type="float" office:value="158249">
            <text:p>158249</text:p>
          </table:table-cell>
          <table:table-cell table:style-name="ce8" office:value-type="float" office:value="3159639">
            <text:p>3159639</text:p>
          </table:table-cell>
          <table:table-cell table:style-name="ce8" office:value-type="float" office:value="19762598">
            <text:p>19762598</text:p>
          </table:table-cell>
          <table:table-cell table:formula="of:=[.D2]+[.E2]" office:value-type="float" office:value="22922237">
            <text:p>22922237</text:p>
          </table:table-cell>
          <table:table-cell table:style-name="ce7" table:formula="of:=[.F2]/[.C2]" office:value-type="float" office:value="144.849174402366">
            <text:p>145</text:p>
          </table:table-cell>
          <table:table-cell table:style-name="ce14" office:value-type="float" office:value="374232952">
            <text:p>374232952</text:p>
          </table:table-cell>
          <table:table-cell table:style-name="ce17" table:formula="of:=[.F2]/[.H2]" office:value-type="percentage" office:value="0.0612512524017393">
            <text:p>6,13%</text:p>
          </table:table-cell>
          <table:table-cell table:style-name="ce17" table:formula="of:=[.D2]/[.E2]" office:value-type="percentage" office:value="0.159879738483776">
            <text:p>15,99%</text:p>
          </table:table-cell>
          <table:table-cell table:style-name="ce18" office:value-type="float" office:value="12900">
            <text:p>12900</text:p>
          </table:table-cell>
          <table:table-cell table:style-name="ce7" table:formula="of:=[.F2]/[.K2]" office:value-type="float" office:value="1776.91759689923">
            <text:p>1777</text:p>
          </table:table-cell>
          <table:table-cell table:style-name="ce17"/>
          <table:table-cell table:style-name="ce7" table:formula="of:=[.D2]/[.K2]" office:value-type="float" office:value="244.933255813953">
            <text:p>245</text:p>
          </table:table-cell>
          <table:table-cell table:style-name="ce7" table:formula="of:=[.E2]/[.K2]" office:value-type="float" office:value="1531.98434108527">
            <text:p>1532</text:p>
          </table:table-cell>
        </table:table-row>
        <table:table-row table:style-name="ro2">
          <table:table-cell office:value-type="string">
            <text:p>Strasbourg</text:p>
          </table:table-cell>
          <table:table-cell office:value-type="float" office:value="2014">
            <text:p>2014</text:p>
          </table:table-cell>
          <table:table-cell table:style-name="ce3" office:value-type="float" office:value="276401">
            <text:p>276401</text:p>
          </table:table-cell>
          <table:table-cell table:style-name="ce9" office:value-type="float" office:value="23756674.21">
            <text:p>23756674,21</text:p>
          </table:table-cell>
          <table:table-cell table:style-name="ce9" office:value-type="float" office:value="19755945">
            <text:p>19755945</text:p>
          </table:table-cell>
          <table:table-cell table:formula="of:=[.D3]+[.E3]" office:value-type="float" office:value="43512619.21">
            <text:p>43512619,21</text:p>
          </table:table-cell>
          <table:table-cell table:style-name="ce7" table:formula="of:=[.F3]/[.C3]" office:value-type="float" office:value="157.425693865073">
            <text:p>157</text:p>
          </table:table-cell>
          <table:table-cell table:style-name="ce15" office:value-type="float" office:value="518600000">
            <text:p>518600000</text:p>
          </table:table-cell>
          <table:table-cell table:style-name="ce17" table:formula="of:=[.F3]/[.H3]" office:value-type="percentage" office:value="0.0839040092749711">
            <text:p>8,39%</text:p>
          </table:table-cell>
          <table:table-cell table:style-name="ce17" table:formula="of:=[.D3]/[.E3]" office:value-type="percentage" office:value="1.20250761024087">
            <text:p>120,25%</text:p>
          </table:table-cell>
          <table:table-cell office:value-type="float" office:value="23000">
            <text:p>23000</text:p>
          </table:table-cell>
          <table:table-cell table:style-name="ce7" table:formula="of:=[.F3]/[.K3]" office:value-type="float" office:value="1891.85300913043">
            <text:p>1892</text:p>
          </table:table-cell>
          <table:table-cell table:style-name="ce17"/>
          <table:table-cell table:style-name="ce7" table:formula="of:=[.D3]/[.K3]" office:value-type="float" office:value="1032.89887869565">
            <text:p>1033</text:p>
          </table:table-cell>
          <table:table-cell table:style-name="ce7" table:formula="of:=[.E3]/[.K3]" office:value-type="float" office:value="858.954130434783">
            <text:p>859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float" office:value="2014">
            <text:p>2014</text:p>
          </table:table-cell>
          <table:table-cell table:style-name="ce4" office:value-type="float" office:value="859367">
            <text:p>859367</text:p>
          </table:table-cell>
          <table:table-cell table:style-name="ce10" office:value-type="float" office:value="27645895">
            <text:p>27645895</text:p>
          </table:table-cell>
          <table:table-cell table:style-name="ce10" office:value-type="float" office:value="150740221">
            <text:p>150740221</text:p>
          </table:table-cell>
          <table:table-cell table:formula="of:=[.D4]+[.E4]" office:value-type="float" office:value="178386116">
            <text:p>178386116</text:p>
          </table:table-cell>
          <table:table-cell table:style-name="ce7" table:formula="of:=[.F4]/[.C4]" office:value-type="float" office:value="207.578503712616">
            <text:p>208</text:p>
          </table:table-cell>
          <table:table-cell table:style-name="ce16" office:value-type="float" office:value="1785640833">
            <text:p>1785640833</text:p>
          </table:table-cell>
          <table:table-cell table:style-name="ce17" table:formula="of:=[.F4]/[.H4]" office:value-type="percentage" office:value="0.0999003342123953">
            <text:p>9,99%</text:p>
          </table:table-cell>
          <table:table-cell table:style-name="ce17" table:formula="of:=[.D4]/[.E4]" office:value-type="percentage" office:value="0.183400918590931">
            <text:p>18,34%</text:p>
          </table:table-cell>
          <table:table-cell office:value-type="float" office:value="72800">
            <text:p>72800</text:p>
          </table:table-cell>
          <table:table-cell table:style-name="ce7" table:formula="of:=[.F4]/[.K4]" office:value-type="float" office:value="2450.35873626374">
            <text:p>2450</text:p>
          </table:table-cell>
          <table:table-cell table:style-name="ce17"/>
          <table:table-cell table:style-name="ce7" table:formula="of:=[.D4]/[.K4]" office:value-type="float" office:value="379.751304945055">
            <text:p>380</text:p>
          </table:table-cell>
          <table:table-cell table:style-name="ce7" table:formula="of:=[.E4]/[.K4]" office:value-type="float" office:value="2070.60743131868">
            <text:p>2071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float" office:value="2014">
            <text:p>2014</text:p>
          </table:table-cell>
          <table:table-cell table:style-name="ce5" office:value-type="float" office:value="242945">
            <text:p>242945</text:p>
          </table:table-cell>
          <table:table-cell office:value-type="float" office:value="8053693">
            <text:p>8053693</text:p>
          </table:table-cell>
          <table:table-cell table:formula="of:=[.F5]-[.D5]" office:value-type="float" office:value="39205614">
            <text:p>39205614</text:p>
          </table:table-cell>
          <table:table-cell table:style-name="ce13" office:value-type="float" office:value="47259307">
            <text:p>47259307</text:p>
          </table:table-cell>
          <table:table-cell table:style-name="ce7" table:formula="of:=[.F5]/[.C5]" office:value-type="float" office:value="194.526773549569">
            <text:p>195</text:p>
          </table:table-cell>
          <table:table-cell office:value-type="float" office:value="503442336">
            <text:p>503442336</text:p>
          </table:table-cell>
          <table:table-cell table:style-name="ce17" table:formula="of:=[.F5]/[.H5]" office:value-type="percentage" office:value="0.0938723337721045">
            <text:p>9,39%</text:p>
          </table:table-cell>
          <table:table-cell table:style-name="ce17" table:formula="of:=[.D5]/[.E5]" office:value-type="percentage" office:value="0.205421932685457">
            <text:p>20,54%</text:p>
          </table:table-cell>
          <table:table-cell office:value-type="float" office:value="15800">
            <text:p>15800</text:p>
          </table:table-cell>
          <table:table-cell table:style-name="ce7" table:formula="of:=[.F5]/[.K5]" office:value-type="float" office:value="2991.09537974684">
            <text:p>2991</text:p>
          </table:table-cell>
          <table:table-cell table:style-name="ce17"/>
          <table:table-cell table:style-name="ce7" table:formula="of:=[.D5]/[.K5]" office:value-type="float" office:value="509.727405063291">
            <text:p>510</text:p>
          </table:table-cell>
          <table:table-cell table:style-name="ce7" table:formula="of:=[.E5]/[.K5]" office:value-type="float" office:value="2481.36797468354">
            <text:p>2481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float" office:value="2014">
            <text:p>2014</text:p>
          </table:table-cell>
          <table:table-cell table:style-name="ce2" office:value-type="float" office:value="492578">
            <text:p>492578</text:p>
          </table:table-cell>
          <table:table-cell table:style-name="ce11" office:value-type="float" office:value="30410100">
            <text:p>30410100</text:p>
          </table:table-cell>
          <table:table-cell table:style-name="ce11" office:value-type="float" office:value="95796274">
            <text:p>95796274</text:p>
          </table:table-cell>
          <table:table-cell table:formula="of:=[.D6]+[.E6]" office:value-type="float" office:value="126206374">
            <text:p>126206374</text:p>
          </table:table-cell>
          <table:table-cell table:style-name="ce7" table:formula="of:=[.F6]/[.C6]" office:value-type="float" office:value="256.216018579798">
            <text:p>256</text:p>
          </table:table-cell>
          <table:table-cell table:style-name="ce16" office:value-type="float" office:value="917521942">
            <text:p>917521942</text:p>
          </table:table-cell>
          <table:table-cell table:style-name="ce17" table:formula="of:=[.F6]/[.H6]" office:value-type="percentage" office:value="0.137551341524212">
            <text:p>13,76%</text:p>
          </table:table-cell>
          <table:table-cell table:style-name="ce17" table:formula="of:=[.D6]/[.E6]" office:value-type="percentage" office:value="0.317445540731574">
            <text:p>31,74%</text:p>
          </table:table-cell>
          <table:table-cell table:style-name="ce18" office:value-type="float" office:value="37000">
            <text:p>37000</text:p>
          </table:table-cell>
          <table:table-cell table:style-name="ce7" table:formula="of:=[.F6]/[.K6]" office:value-type="float" office:value="3410.98308108108">
            <text:p>3411</text:p>
          </table:table-cell>
          <table:table-cell table:style-name="ce17"/>
          <table:table-cell table:style-name="ce7" table:formula="of:=[.D6]/[.K6]" office:value-type="float" office:value="821.894594594595">
            <text:p>822</text:p>
          </table:table-cell>
          <table:table-cell table:style-name="ce7" table:formula="of:=[.E6]/[.K6]" office:value-type="float" office:value="2589.08848648649">
            <text:p>2589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float" office:value="2014">
            <text:p>2014</text:p>
          </table:table-cell>
          <table:table-cell table:style-name="ce6" office:value-type="float" office:value="215504">
            <text:p>215504</text:p>
          </table:table-cell>
          <table:table-cell table:style-name="ce12" office:value-type="float" office:value="21114800">
            <text:p>21114800</text:p>
          </table:table-cell>
          <table:table-cell table:style-name="ce12" office:value-type="float" office:value="25154160">
            <text:p>25154160</text:p>
          </table:table-cell>
          <table:table-cell table:formula="of:=[.D7]+[.E7]" office:value-type="float" office:value="46268960">
            <text:p>46268960</text:p>
          </table:table-cell>
          <table:table-cell table:style-name="ce7" table:formula="of:=[.F7]/[.C7]" office:value-type="float" office:value="214.701165639617">
            <text:p>215</text:p>
          </table:table-cell>
          <table:table-cell table:style-name="ce12" office:value-type="float" office:value="497441067">
            <text:p>497441067</text:p>
          </table:table-cell>
          <table:table-cell table:style-name="ce17" table:formula="of:=[.F7]/[.H7]" office:value-type="percentage" office:value="0.0930139529473147">
            <text:p>9,30%</text:p>
          </table:table-cell>
          <table:table-cell table:style-name="ce17" table:formula="of:=[.D7]/[.E7]" office:value-type="percentage" office:value="0.839415826249018">
            <text:p>83,94%</text:p>
          </table:table-cell>
          <table:table-cell table:style-name="ce18" office:value-type="float" office:value="13200">
            <text:p>13200</text:p>
          </table:table-cell>
          <table:table-cell table:style-name="ce7" table:formula="of:=[.F7]/[.K7]" office:value-type="float" office:value="3505.22424242424">
            <text:p>3505</text:p>
          </table:table-cell>
          <table:table-cell table:style-name="ce17"/>
          <table:table-cell table:style-name="ce7" table:formula="of:=[.D7]/[.K7]" office:value-type="float" office:value="1599.60606060606">
            <text:p>1600</text:p>
          </table:table-cell>
          <table:table-cell table:style-name="ce7" table:formula="of:=[.E7]/[.K7]" office:value-type="float" office:value="1905.61818181818">
            <text:p>1906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float" office:value="2014">
            <text:p>2014</text:p>
          </table:table-cell>
          <table:table-cell table:style-name="ce4" office:value-type="float" office:value="293234">
            <text:p>293234</text:p>
          </table:table-cell>
          <table:table-cell office:value-type="float" office:value="8933600">
            <text:p>8933600</text:p>
          </table:table-cell>
          <table:table-cell office:value-type="float" office:value="54492862">
            <text:p>54492862</text:p>
          </table:table-cell>
          <table:table-cell table:formula="of:=[.D8]+[.E8]" office:value-type="float" office:value="63426462">
            <text:p>63426462</text:p>
          </table:table-cell>
          <table:table-cell table:style-name="ce7" table:formula="of:=[.F8]/[.C8]" office:value-type="float" office:value="216.299821985172">
            <text:p>216</text:p>
          </table:table-cell>
          <table:table-cell office:value-type="float" office:value="558575447">
            <text:p>558575447</text:p>
          </table:table-cell>
          <table:table-cell table:style-name="ce17" table:formula="of:=[.F8]/[.H8]" office:value-type="percentage" office:value="0.113550393846796">
            <text:p>11,36%</text:p>
          </table:table-cell>
          <table:table-cell table:style-name="ce17" table:formula="of:=[.D8]/[.E8]" office:value-type="percentage" office:value="0.163940737779565">
            <text:p>16,39%</text:p>
          </table:table-cell>
          <table:table-cell office:value-type="float" office:value="18000">
            <text:p>18000</text:p>
          </table:table-cell>
          <table:table-cell table:style-name="ce7" table:formula="of:=[.F8]/[.K8]" office:value-type="float" office:value="3523.69233333333">
            <text:p>3524</text:p>
          </table:table-cell>
          <table:table-cell table:style-name="ce17"/>
          <table:table-cell table:style-name="ce7" table:formula="of:=[.D8]/[.K8]" office:value-type="float" office:value="496.311111111111">
            <text:p>496</text:p>
          </table:table-cell>
          <table:table-cell table:style-name="ce7" table:formula="of:=[.E8]/[.K8]" office:value-type="float" office:value="3027.38122222222">
            <text:p>3027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float" office:value="2014">
            <text:p>2014</text:p>
          </table:table-cell>
          <table:table-cell table:style-name="Default" office:value-type="float" office:value="260572">
            <text:p>260572</text:p>
          </table:table-cell>
          <table:table-cell office:value-type="float" office:value="17499000">
            <text:p>17499000</text:p>
          </table:table-cell>
          <table:table-cell office:value-type="float" office:value="58865383">
            <text:p>58865383</text:p>
          </table:table-cell>
          <table:table-cell table:formula="of:=[.D9]+[.E9]" office:value-type="float" office:value="76364383">
            <text:p>76364383</text:p>
          </table:table-cell>
          <table:table-cell table:style-name="ce7" table:formula="of:=[.F9]/[.C9]" office:value-type="float" office:value="293.06442365258">
            <text:p>293</text:p>
          </table:table-cell>
          <table:table-cell office:value-type="float" office:value="478991660">
            <text:p>478991660</text:p>
          </table:table-cell>
          <table:table-cell table:style-name="ce17" table:formula="of:=[.F9]/[.H9]" office:value-type="percentage" office:value="0.159427374998554">
            <text:p>15,94%</text:p>
          </table:table-cell>
          <table:table-cell table:style-name="ce17" table:formula="of:=[.D9]/[.E9]" office:value-type="percentage" office:value="0.297271488066254">
            <text:p>29,73%</text:p>
          </table:table-cell>
          <table:table-cell office:value-type="float" office:value="20000">
            <text:p>20000</text:p>
          </table:table-cell>
          <table:table-cell table:style-name="ce7" table:formula="of:=[.F9]/[.K9]" office:value-type="float" office:value="3818.21915">
            <text:p>3818</text:p>
          </table:table-cell>
          <table:table-cell table:style-name="ce17"/>
          <table:table-cell table:style-name="ce7" table:formula="of:=[.D9]/[.K9]" office:value-type="float" office:value="874.95">
            <text:p>875</text:p>
          </table:table-cell>
          <table:table-cell table:style-name="ce7" table:formula="of:=[.E9]/[.K9]" office:value-type="float" office:value="2943.26915">
            <text:p>2943</text:p>
          </table:table-cell>
        </table:table-row>
        <table:table-row table:style-name="ro2">
          <table:table-cell office:value-type="string">
            <text:p>Toulouse</text:p>
          </table:table-cell>
          <table:table-cell office:value-type="float" office:value="2014">
            <text:p>2014</text:p>
          </table:table-cell>
          <table:table-cell table:style-name="ce4" office:value-type="float" office:value="449328">
            <text:p>449328</text:p>
          </table:table-cell>
          <table:table-cell office:value-type="float" office:value="19622325">
            <text:p>19622325</text:p>
          </table:table-cell>
          <table:table-cell office:value-type="float" office:value="119418516">
            <text:p>119418516</text:p>
          </table:table-cell>
          <table:table-cell table:formula="of:=[.D10]+[.E10]" office:value-type="float" office:value="139040841">
            <text:p>139040841</text:p>
          </table:table-cell>
          <table:table-cell table:style-name="ce7" table:formula="of:=[.F10]/[.C10]" office:value-type="float" office:value="309.441746341203">
            <text:p>309</text:p>
          </table:table-cell>
          <table:table-cell office:value-type="float" office:value="802449923">
            <text:p>802449923</text:p>
          </table:table-cell>
          <table:table-cell table:style-name="ce17" table:formula="of:=[.F10]/[.H10]" office:value-type="percentage" office:value="0.173270427243844">
            <text:p>17,33%</text:p>
          </table:table-cell>
          <table:table-cell table:style-name="ce17" table:formula="of:=[.D10]/[.E10]" office:value-type="percentage" office:value="0.164315599098552">
            <text:p>16,43%</text:p>
          </table:table-cell>
          <table:table-cell office:value-type="float" office:value="30000">
            <text:p>30000</text:p>
          </table:table-cell>
          <table:table-cell table:style-name="ce7" table:formula="of:=[.F10]/[.K10]" office:value-type="float" office:value="4634.6947">
            <text:p>4635</text:p>
          </table:table-cell>
          <table:table-cell table:style-name="ce17"/>
          <table:table-cell table:style-name="ce7" table:formula="of:=[.D10]/[.K10]" office:value-type="float" office:value="654.0775">
            <text:p>654</text:p>
          </table:table-cell>
          <table:table-cell table:style-name="ce7" table:formula="of:=[.E10]/[.K10]" office:value-type="float" office:value="3980.6172">
            <text:p>3981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>
            <draw:frame table:end-cell-address="Feuille1.K34" table:end-x="1.578cm" table:end-y="0.073cm" draw:z-index="0" draw:style-name="gr1" draw:text-style-name="P1" svg:width="15.995cm" svg:height="8.992cm" svg:x="1.906cm" svg:y="0.296cm">
              <draw:object draw:notify-on-update-of-ranges="Feuille1.B13:Feuille1.B13 Feuille1.B14:Feuille1.B22 Feuille1.C13:Feuille1.C13 Feuille1.C14:Feuille1.C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ville</text:p>
          </table:table-cell>
          <table:table-cell table:style-name="ce1" office:value-type="string">
            <text:p>budget/elev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Marseille</text:p>
          </table:table-cell>
          <table:table-cell office:value-type="float" office:value="2450.35873626374">
            <text:p>2450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Grenoble</text:p>
          </table:table-cell>
          <table:table-cell office:value-type="float" office:value="1776.91759689923">
            <text:p>1777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Strasbourg</text:p>
          </table:table-cell>
          <table:table-cell office:value-type="float" office:value="1891.85300913043">
            <text:p>1892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ordeaux</text:p>
          </table:table-cell>
          <table:table-cell office:value-type="float" office:value="2991.09537974684">
            <text:p>2991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Lyon</text:p>
          </table:table-cell>
          <table:table-cell office:value-type="float" office:value="3410.98308108108">
            <text:p>3411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nnes</text:p>
          </table:table-cell>
          <table:table-cell office:value-type="float" office:value="3505.22424242424">
            <text:p>3505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Nantes</text:p>
          </table:table-cell>
          <table:table-cell office:value-type="float" office:value="3523.69233333333">
            <text:p>352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Montpellier</text:p>
          </table:table-cell>
          <table:table-cell office:value-type="float" office:value="3818.21915">
            <text:p>3818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oulouse</text:p>
          </table:table-cell>
          <table:table-cell office:value-type="float" office:value="4634.6947">
            <text:p>4635</text:p>
          </table:table-cell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default-cell-style-name="ce19"/>
        <table:table-row table:style-name="ro2">
          <table:table-cell table:style-name="ce1" office:value-type="string">
            <text:p>ville</text:p>
          </table:table-cell>
          <table:table-cell table:style-name="ce1" office:value-type="string">
            <text:p>part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percentage" office:value="0.0999003342123953">
            <text:p>10,0%</text:p>
          </table:table-cell>
        </table:table-row>
        <table:table-row table:style-name="ro2">
          <table:table-cell office:value-type="string">
            <text:p>Grenoble</text:p>
          </table:table-cell>
          <table:table-cell office:value-type="percentage" office:value="0.0612512524017393">
            <text:p>6,1%</text:p>
          </table:table-cell>
        </table:table-row>
        <table:table-row table:style-name="ro2">
          <table:table-cell office:value-type="string">
            <text:p>Strasbourg</text:p>
          </table:table-cell>
          <table:table-cell office:value-type="percentage" office:value="0.0839040092749711">
            <text:p>8,4%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percentage" office:value="0.0930139529473147">
            <text:p>9,3%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percentage" office:value="0.0938723337721045">
            <text:p>9,4%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percentage" office:value="0.113550393846796">
            <text:p>11,4%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percentage" office:value="0.137551341524212">
            <text:p>13,8%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percentage" office:value="0.159427374998554">
            <text:p>15,9%</text:p>
          </table:table-cell>
        </table:table-row>
        <table:table-row table:style-name="ro2">
          <table:table-cell office:value-type="string">
            <text:p>Toulouse</text:p>
          </table:table-cell>
          <table:table-cell office:value-type="percentage" office:value="0.173270427243844">
            <text:p>17,3%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2.A1:Feuille2.B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-Bold" svg:font-family="Courier-Bold" style:font-family-generic="modern"/>
    <style:font-face style:name="F" svg:font-family="" style:font-family-generic="roman"/>
    <style:font-face style:name="Times-Roman" svg:font-family="Times-Roman" style:font-family-generic="roman"/>
    <style:font-face style:name="ArialMS" svg:font-family="ArialMS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/02/2016</text:date>, <text:time>18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Vinzent</meta:initial-creator>
    <meta:creation-date>2016-02-03T18:16:17</meta:creation-date>
    <dc:date>2016-02-04T18:38:41</dc:date>
    <dc:creator>Julien Vinzent</dc:creator>
    <meta:editing-duration>PT7H48M2S</meta:editing-duration>
    <meta:editing-cycles>30</meta:editing-cycles>
    <meta:generator>OpenOffice/4.1.1$Unix OpenOffice.org_project/411m6$Build-9775</meta:generator>
    <meta:document-statistic meta:table-count="3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bar" chart:style-name="ch1">
        <chart:legend chart:legend-position="end" svg:x="13.227cm" svg:y="4.201cm" style:legend-expansion="high" chart:style-name="ch2"/>
        <chart:plot-area chart:style-name="ch3" table:cell-range-address="Feuille1.B13:Feuille1.C22" chart:data-source-has-labels="both" svg:x="0.769cm" svg:y="0.851cm" svg:width="11.82cm" svg:height="7.543cm">
          <chartooo:coordinate-region svg:x="1.798cm" svg:y="1.046cm" svg:width="10.64cm" svg:height="6.319cm"/>
          <chart:axis chart:dimension="x" chart:name="primary-x" chart:style-name="ch4" chartooo:axis-type="auto">
            <chartooo:date-scale/>
            <chart:categories table:cell-range-address="Feuille1.B14:Feuille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14:Feuille1.C22" chart:label-cell-address="Feuille1.C13:Feuille1.C1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dget/eleve</text:p>
                <draw:g>
                  <svg:desc>Feuille1.C13:Feuille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seille</text:p>
                <draw:g>
                  <svg:desc>Feuille1.B14:Feuille1.B22</svg:desc>
                </draw:g>
              </table:table-cell>
              <table:table-cell office:value-type="float" office:value="2450.35873626374">
                <text:p>2450.35873626374</text:p>
                <draw:g>
                  <svg:desc>Feuille1.C14:Feuille1.C22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1776.91759689923">
                <text:p>1776.91759689923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1891.85300913043">
                <text:p>1891.85300913043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2991.09537974684">
                <text:p>2991.09537974684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3410.98308108108">
                <text:p>3410.98308108108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3505.22424242424">
                <text:p>3505.22424242424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3523.69233333333">
                <text:p>3523.69233333333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3818.21915">
                <text:p>3818.21915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4634.6947">
                <text:p>4634.6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